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3cm" fo:min-width="2.2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798cm" fo:min-width="5.72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005cm" fo:min-width="1.78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318cm" svg:height="2.032cm" svg:x="1.508cm" svg:y="4.556cm">
          <text:p text:style-name="P1">Supply Dat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2" draw:id="id2" draw:layer="layout" svg:width="6.223cm" svg:height="3.048cm" svg:x="7.731cm" svg:y="4.048cm">
          <text:p text:style-name="P1">Validation 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286cm" svg:height="5.207cm" svg:x="17.002cm" svg:y="3.032cm">
          <text:p text:style-name="P1">Raw material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2" draw:layer="layout" svg:width="7.493cm" svg:height="1.143cm" svg:x="7.985cm" svg:y="1.381cm">
          <draw:text-box>
            <text:p>Create a supply</text:p>
          </draw:text-box>
        </draw:frame>
        <draw:connector draw:style-name="gr5" draw:text-style-name="P3" draw:layer="layout" draw:type="line" svg:x1="5.287cm" svg:y1="5.572cm" svg:x2="7.731cm" svg:y2="5.572cm" draw:start-shape="id1" draw:start-glue-point="6" draw:end-shape="id2" draw:end-glue-point="3" svg:d="M5287 5572h2444" svg:viewBox="0 0 2445 1">
          <text:p/>
        </draw:connector>
        <draw:connector draw:style-name="gr5" draw:text-style-name="P3" draw:layer="layout" draw:type="line" svg:x1="13.954cm" svg:y1="5.572cm" svg:x2="17.002cm" svg:y2="5.636cm" draw:start-shape="id2" draw:end-shape="id3" draw:end-glue-point="6" svg:d="M13954 5572l3048 64" svg:viewBox="0 0 3049 65">
          <text:p/>
        </draw:connector>
        <draw:frame draw:style-name="gr6" draw:text-style-name="P2" draw:layer="layout" svg:width="5.969cm" svg:height="1.397cm" svg:x="7.604cm" svg:y="10.144cm">
          <draw:text-box>
            <text:p>Retrieve a supply</text:p>
          </draw:text-box>
        </draw:frame>
        <draw:custom-shape draw:style-name="gr2" draw:text-style-name="P1" xml:id="id4" draw:id="id4" draw:layer="layout" svg:width="6.223cm" svg:height="3.048cm" svg:x="7.508cm" svg:y="13.192cm">
          <text:p text:style-name="P1">interpretation 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.064cm" svg:y1="14.716cm" svg:x2="7.508cm" svg:y2="14.716cm" draw:end-shape="id4" draw:end-glue-point="3" svg:d="M5064 14716h2444" svg:viewBox="0 0 2445 1">
          <text:p/>
        </draw:connector>
        <draw:connector draw:style-name="gr5" draw:text-style-name="P3" draw:layer="layout" draw:type="line" svg:x1="13.731cm" svg:y1="14.716cm" svg:x2="16.779cm" svg:y2="14.78cm" draw:start-shape="id4" svg:d="M13731 14716l3048 64" svg:viewBox="0 0 3049 65">
          <text:p/>
        </draw:connector>
        <draw:custom-shape draw:style-name="gr1" draw:text-style-name="P1" draw:layer="layout" svg:width="4.318cm" svg:height="2.032cm" svg:x="1.127cm" svg:y="13.573cm">
          <text:p text:style-name="P1">Retrieve inpu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5" draw:id="id5" draw:layer="layout" svg:width="2.286cm" svg:height="5.207cm" svg:x="16.748cm" svg:y="12.176cm">
          <text:p text:style-name="P1">Raw material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6" draw:id="id6" draw:layer="layout" svg:width="6.223cm" svg:height="3.048cm" svg:x="7.731cm" svg:y="19.034cm">
          <text:p text:style-name="P1">Sorting 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318cm" svg:height="2.032cm" svg:x="0.873cm" svg:y="19.796cm">
          <text:p text:style-name="P1">Retrieved outpu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draw:type="line" svg:x1="17.891cm" svg:y1="17.383cm" svg:x2="13.954cm" svg:y2="20.558cm" draw:start-shape="id5" draw:start-glue-point="7" draw:end-shape="id6" draw:end-glue-point="1" svg:d="M17891 17383l-3937 3175" svg:viewBox="0 0 3938 3176">
          <text:p/>
        </draw:connector>
        <draw:connector draw:style-name="gr5" draw:text-style-name="P3" draw:layer="layout" draw:type="line" svg:x1="7.731cm" svg:y1="20.558cm" svg:x2="4.652cm" svg:y2="20.812cm" draw:start-shape="id6" draw:start-glue-point="3" draw:end-shape="id7" draw:end-glue-point="6" svg:d="M7731 20558l-3079 254" svg:viewBox="0 0 3080 255">
          <text:p/>
        </draw:connector>
      </draw:page>
      <draw:page draw:name="page2" draw:style-name="dp1" draw:master-page-name="Default">
        <draw:frame draw:style-name="gr4" draw:text-style-name="P2" draw:layer="layout" svg:width="7.493cm" svg:height="1.143cm" svg:x="7.604cm" svg:y="1.381cm">
          <draw:text-box>
            <text:p>Update Supply</text:p>
          </draw:text-box>
        </draw:frame>
        <draw:custom-shape draw:style-name="gr1" draw:text-style-name="P1" xml:id="id8" draw:id="id8" draw:layer="layout" svg:width="4.318cm" svg:height="2.032cm" svg:x="1.381cm" svg:y="3.286cm">
          <text:p text:style-name="P1">Edit outpu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9" draw:id="id9" draw:layer="layout" svg:width="6.223cm" svg:height="3.048cm" svg:x="7.477cm" svg:y="2.905cm">
          <text:p text:style-name="P1">Validation 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2.286cm" svg:height="5.207cm" svg:x="17.002cm" svg:y="2.143cm">
          <text:p text:style-name="P1">Raw material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3" draw:layer="layout" draw:type="line" svg:x1="5.16cm" svg:y1="4.302cm" svg:x2="7.477cm" svg:y2="4.429cm" draw:start-shape="id8" draw:start-glue-point="6" draw:end-shape="id9" draw:end-glue-point="3" svg:d="M5160 4302l2317 127" svg:viewBox="0 0 2318 128">
          <text:p/>
        </draw:connector>
        <draw:connector draw:style-name="gr5" draw:text-style-name="P3" draw:layer="layout" draw:type="line" svg:x1="13.7cm" svg:y1="4.429cm" svg:x2="17.002cm" svg:y2="4.747cm" draw:start-shape="id9" draw:start-glue-point="1" draw:end-shape="id10" draw:end-glue-point="6" svg:d="M13700 4429l3302 318" svg:viewBox="0 0 3303 319">
          <text:p/>
        </draw:connector>
        <draw:frame draw:style-name="gr7" draw:text-style-name="P4" draw:layer="layout" svg:width="4.655cm" svg:height="0.963cm" svg:x="8.16cm" svg:y="12.892cm">
          <draw:text-box>
            <text:p>Delete Supply</text:p>
          </draw:text-box>
        </draw:frame>
        <draw:custom-shape draw:style-name="gr1" draw:text-style-name="P1" xml:id="id11" draw:id="id11" draw:layer="layout" svg:width="4.318cm" svg:height="2.032cm" svg:x="1.762cm" svg:y="17.256cm">
          <text:p text:style-name="P1">Select suppl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12" draw:id="id12" draw:layer="layout" svg:width="6.223cm" svg:height="3.048cm" svg:x="7.858cm" svg:y="16.875cm">
          <text:p text:style-name="P1">Search 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2.286cm" svg:height="5.207cm" svg:x="17.383cm" svg:y="16.113cm">
          <text:p text:style-name="P1">Raw material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3" draw:layer="layout" draw:type="line" svg:x1="5.541cm" svg:y1="18.272cm" svg:x2="7.858cm" svg:y2="18.399cm" draw:start-shape="id11" draw:start-glue-point="6" draw:end-shape="id12" draw:end-glue-point="3" svg:d="M5541 18272l2317 127" svg:viewBox="0 0 2318 128">
          <text:p/>
        </draw:connector>
        <draw:connector draw:style-name="gr5" draw:text-style-name="P3" draw:layer="layout" draw:type="line" svg:x1="14.081cm" svg:y1="18.399cm" svg:x2="17.383cm" svg:y2="18.717cm" draw:start-shape="id12" draw:start-glue-point="1" draw:end-shape="id13" draw:end-glue-point="6" svg:d="M14081 18399l3302 318" svg:viewBox="0 0 3303 31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12:52:29.183275250</meta:creation-date>
    <meta:generator>LibreOffice/6.4.7.2$Linux_X86_64 LibreOffice_project/40$Build-2</meta:generator>
    <dc:date>2021-07-28T14:31:18.696204420</dc:date>
    <meta:editing-duration>PT1M11S</meta:editing-duration>
    <meta:editing-cycles>1</meta:editing-cycles>
    <meta:document-statistic meta:object-count="28"/>
  </office:meta>
</office:document-meta>
</file>